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02in"/>
    </style:style>
    <style:style style:name="co2" style:family="table-column">
      <style:table-column-properties fo:break-before="auto" style:column-width="0.6008in"/>
    </style:style>
    <style:style style:name="co3" style:family="table-column">
      <style:table-column-properties fo:break-before="auto" style:column-width="6.4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3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none" fo:border-right="none" fo:border-top="0.0008in solid #000000" style:vertical-align="top"/>
    </style:style>
    <style:style style:name="ce5" style:family="table-cell" style:parent-style-name="Default">
      <style:table-cell-properties fo:border-bottom="0.0008in solid #000000" fo:border-left="none" fo:border-right="none" fo:border-top="0.0008in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0.0008in solid #000000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 style:vertical-align="top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ackground-color="transparent" fo:border-left="none" fo:border-right="none" fo:border-top="0.0008in solid #000000" style:vertical-align="top"/>
    </style:style>
    <style:style style:name="ce14" style:family="table-cell" style:parent-style-name="Default">
      <style:table-cell-properties fo:border-bottom="0.0008in solid #000000" fo:background-color="transparent" fo:border-left="none" fo:border-right="none" fo:border-top="0.0008in solid #000000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order-left="none" fo:border-right="none" fo:border-top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fo:background-color="transparent" fo:border-left="none" fo:border-right="none" fo:border-top="0.0008in solid #000000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fo:border-bottom="0.0008in solid #000000" fo:background-color="#000000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08in solid #000000" fo:border-left="none" fo:border-right="none" fo:border-top="0.0008in solid #000000" style:vertical-align="top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008in solid #000000" fo:border-left="none" fo:border-right="none" fo:border-top="0.0008in solid #000000" style:vertical-align="top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none" style:vertical-align="top"/>
      <style:paragraph-properties fo:text-align="end" fo:margin-left="0in"/>
    </style:style>
    <style:style style:name="ce22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 style:vertical-align="top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top"/>
      <style:paragraph-properties fo:text-align="end" fo:margin-left="0in"/>
    </style:style>
    <style:style style:name="ce24" style:family="table-cell" style:parent-style-name="Default" style:data-style-name="N37">
      <style:table-cell-properties fo:border-bottom="0.0008in solid #000000" style:text-align-source="fix" style:repeat-content="false" fo:border-left="none" fo:border-right="none" fo:border-top="0.0008in solid #000000" style:vertical-align="top"/>
      <style:paragraph-properties fo:text-align="end" fo:margin-left="0in"/>
    </style:style>
    <style:style style:name="ce25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 style:vertical-align="top"/>
      <style:paragraph-properties fo:text-align="end" fo:margin-left="0in"/>
    </style:style>
    <style:style style:name="ce26" style:family="table-cell" style:parent-style-name="Default" style:data-style-name="N37">
      <style:table-cell-properties fo:border-bottom="0.0008in solid #000000" style:text-align-source="fix" style:repeat-content="false" fo:border-left="none" fo:border-right="none" fo:border-top="0.0008in solid #000000" style:vertical-align="top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28" style:family="table-cell" style:parent-style-name="Default" style:data-style-name="N84">
      <style:table-cell-properties style:text-align-source="fix" style:repeat-content="false" fo:background-color="transparent" style:vertical-align="top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in"/>
    </style:style>
    <style:style style:name="ce30" style:family="table-cell" style:parent-style-name="Default">
      <style:table-cell-properties style:vertical-align="middl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table table:name="1.9.3" table:style-name="ta1" table:print="false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27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Ruby 1.9.3 Enumerable module quick reference</text:p>
          </table:table-cell>
          <table:table-cell table:style-name="ce10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11"/>
          <table:table-cell table:style-name="ce2"/>
          <table:table-cell table:style-name="ce21"/>
          <table:table-cell table:style-name="ce30" table:number-columns-repeated="1017"/>
        </table:table-row>
        <table:table-row table:style-name="ro2">
          <table:table-cell table:style-name="ce3" office:value-type="string">
            <text:p>Basic Methods</text:p>
          </table:table-cell>
          <table:table-cell table:style-name="ce12" office:value-type="string">
            <text:p>Notes</text:p>
          </table:table-cell>
          <table:table-cell table:style-name="ce12" office:value-type="string">
            <text:p>Effect</text:p>
          </table:table-cell>
          <table:table-cell table:style-name="ce22" office:value-type="string">
            <text:p>rubies.min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to_a</text:p>
            <text:p>entries</text:p>
          </table:table-cell>
          <table:table-cell table:style-name="ce13"/>
          <table:table-cell table:style-name="ce4" office:value-type="string">
            <text:p>Returns array of all elements.</text:p>
          </table:table-cell>
          <table:table-cell table:style-name="ce23" office:value-type="string">
            <text:p>&lt;= 1.3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unt</text:p>
            <text:p>count(value)</text:p>
            <text:p>count { |x| … }</text:p>
          </table:table-cell>
          <table:table-cell table:style-name="ce13"/>
          <table:table-cell table:style-name="ce4" office:value-type="string">
            <text:p>Returns the total count of elements, or the count of elements equal to <text:span text:style-name="T3">value</text:span><text:span text:style-name="T4">,</text:span></text:p>
            <text:p><text:span text:style-name="T4">or </text:span>the number of elements where the block returns “true”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/>
          <table:table-cell table:style-name="ce5"/>
          <table:table-cell table:style-name="ce23"/>
          <table:table-cell table:style-name="ce30" table:number-columns-repeated="1017"/>
        </table:table-row>
        <table:table-row table:style-name="ro2">
          <table:table-cell table:style-name="ce3" office:value-type="string">
            <text:p>Iteration</text:p>
          </table:table-cell>
          <table:table-cell table:style-name="ce3"/>
          <table:table-cell table:style-name="ce18"/>
          <table:table-cell table:style-name="ce25"/>
          <table:table-cell table:number-columns-repeated="1017"/>
        </table:table-row>
        <table:table-row table:style-name="ro3">
          <table:table-cell table:style-name="ce4" office:value-type="string">
            <text:p>each { |x| … }</text:p>
            <text:p>each_entry { |x| … }</text:p>
          </table:table-cell>
          <table:table-cell table:style-name="ce15" office:value-type="string">
            <text:p>* ∞</text:p>
          </table:table-cell>
          <table:table-cell table:style-name="ce19" office:value-type="string">
            <text:p>Yields all elements.</text:p>
          </table:table-cell>
          <table:table-cell table:style-name="ce23" office:value-type="string">
            <text:p>&lt;= 1.3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each_with_index(*args) { |x, i| … }</text:p>
          </table:table-cell>
          <table:table-cell table:style-name="ce15" office:value-type="string">
            <text:p>* ∞</text:p>
          </table:table-cell>
          <table:table-cell table:style-name="ce4" office:value-type="string">
            <text:p>Yields all elements with their indices. <text:s/><text:span text:style-name="T3">args </text:span><text:span text:style-name="T4">are passed through to #each.</text:span></text:p>
          </table:table-cell>
          <table:table-cell table:style-name="ce23" office:value-type="string">
            <text:p>&lt;= 1.3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each_cons(n) { |x| … }</text:p>
          </table:table-cell>
          <table:table-cell table:style-name="ce15" office:value-type="string">
            <text:p>* ∞</text:p>
          </table:table-cell>
          <table:table-cell table:style-name="ce4" office:value-type="string">
            <text:p>Yields each possible array of <text:span text:style-name="T3">n</text:span> consecutive elements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each_slice(n) { |x| … }</text:p>
          </table:table-cell>
          <table:table-cell table:style-name="ce15" office:value-type="string">
            <text:p>* ∞</text:p>
          </table:table-cell>
          <table:table-cell table:style-name="ce4" office:value-type="string">
            <text:p>Yields disjoint slices of <text:span text:style-name="T3">n</text:span> consecutive elements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cycle(times=nil) { |x| … }</text:p>
          </table:table-cell>
          <table:table-cell table:style-name="ce15" office:value-type="string">
            <text:p>*</text:p>
          </table:table-cell>
          <table:table-cell table:style-name="ce4" office:value-type="string">
            <text:p>Yields all elements repeatedly forever or for specified number of times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verse_each { |x| … }</text:p>
          </table:table-cell>
          <table:table-cell table:style-name="ce15" office:value-type="string">
            <text:p>*</text:p>
          </table:table-cell>
          <table:table-cell table:style-name="ce4" office:value-type="string">
            <text:p>Yields all elements in reverse order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/>
          <table:table-cell table:style-name="ce5"/>
          <table:table-cell table:style-name="ce23"/>
          <table:table-cell table:style-name="ce30" table:number-columns-repeated="1017"/>
        </table:table-row>
        <table:table-row table:style-name="ro2">
          <table:table-cell table:style-name="ce3" office:value-type="string">
            <text:p>Questions</text:p>
          </table:table-cell>
          <table:table-cell table:style-name="ce3"/>
          <table:table-cell table:style-name="ce18"/>
          <table:table-cell table:style-name="ce25"/>
          <table:table-cell table:number-columns-repeated="1017"/>
        </table:table-row>
        <table:table-row table:style-name="ro3">
          <table:table-cell table:style-name="ce4" office:value-type="string">
            <text:p>include?(value)</text:p>
            <text:p>member?(value)</text:p>
          </table:table-cell>
          <table:table-cell table:style-name="ce13"/>
          <table:table-cell table:style-name="ce4" office:value-type="string">
            <text:p>Returns true if any element == <text:span text:style-name="T3">value</text:span>.</text:p>
          </table:table-cell>
          <table:table-cell table:style-name="ce23" office:value-type="string">
            <text:p>&lt;= 1.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ll? [{|x| … }]</text:p>
          </table:table-cell>
          <table:table-cell table:style-name="ce13"/>
          <table:table-cell table:style-name="ce4" office:value-type="string">
            <text:p>Returns true if block never returns “false”. <text:s/>Default block { |x| x }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ny? [{|x| … }]</text:p>
          </table:table-cell>
          <table:table-cell table:style-name="ce13"/>
          <table:table-cell table:style-name="ce4" office:value-type="string">
            <text:p>Returns true if block ever returns “true”. <text:s/>Default block { |x| x }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none? [{ |x| … }]</text:p>
          </table:table-cell>
          <table:table-cell table:style-name="ce13"/>
          <table:table-cell table:style-name="ce4" office:value-type="string">
            <text:p>Returns true if block never returns “true”. <text:s/>Default block { |x| x }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ne? [{ |x| … }]</text:p>
          </table:table-cell>
          <table:table-cell table:style-name="ce13"/>
          <table:table-cell table:style-name="ce4" office:value-type="string">
            <text:p>Returns true if block returns “true” exactly once. <text:s/>Default block { |x| x }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13"/>
          <table:table-cell table:style-name="ce4"/>
          <table:table-cell table:style-name="ce23"/>
          <table:table-cell table:style-name="ce30" table:number-columns-repeated="1017"/>
        </table:table-row>
        <table:table-row table:style-name="ro2">
          <table:table-cell table:style-name="ce3" office:value-type="string">
            <text:p>Sorting</text:p>
          </table:table-cell>
          <table:table-cell table:style-name="ce3"/>
          <table:table-cell table:style-name="ce18"/>
          <table:table-cell table:style-name="ce25"/>
          <table:table-cell table:style-name="ce30" table:number-columns-repeated="1017"/>
        </table:table-row>
        <table:table-row table:style-name="ro2">
          <table:table-cell table:style-name="ce4" office:value-type="string">
            <text:p>sort [{ |a, b| … }]</text:p>
          </table:table-cell>
          <table:table-cell table:style-name="ce13"/>
          <table:table-cell table:style-name="ce4" office:value-type="string">
            <text:p>Returns array sorted by &lt;=&gt; operator or by block. <text:s/>Default block { |a, b| a &lt;=&gt; b }.</text:p>
          </table:table-cell>
          <table:table-cell table:style-name="ce23" office:value-type="string">
            <text:p>&lt;= 1.3</text:p>
          </table:table-cell>
          <table:table-cell table:style-name="ce30" table:number-columns-repeated="1017"/>
        </table:table-row>
        <table:table-row table:style-name="ro2">
          <table:table-cell table:style-name="ce4" office:value-type="string">
            <text:p>sort_by { |x| … }</text:p>
          </table:table-cell>
          <table:table-cell table:style-name="ce13" office:value-type="string">
            <text:p>*</text:p>
          </table:table-cell>
          <table:table-cell table:style-name="ce4" office:value-type="string">
            <text:p>Returns array sorted by the return value of the block.</text:p>
          </table:table-cell>
          <table:table-cell table:style-name="ce24" table:formula="of:=&quot;1.8.5&quot;" office:value-type="string" office:string-value="1.8.5">
            <text:p>1.8.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x [{ |a, b| … }]</text:p>
          </table:table-cell>
          <table:table-cell table:style-name="ce13"/>
          <table:table-cell table:style-name="ce4" office:value-type="string">
            <text:p>Returns maximum element. <text:s/>Default block { |a, b| a &lt;=&gt; b }.</text:p>
          </table:table-cell>
          <table:table-cell table:style-name="ce23" office:value-type="string">
            <text:p>&lt;= 1.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x_by { |x| … }</text:p>
          </table:table-cell>
          <table:table-cell table:style-name="ce13" office:value-type="string">
            <text:p>*</text:p>
          </table:table-cell>
          <table:table-cell table:style-name="ce4" office:value-type="string">
            <text:p>Returns element with maximum block return value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in [{ |a, b| … }]</text:p>
          </table:table-cell>
          <table:table-cell table:style-name="ce13"/>
          <table:table-cell table:style-name="ce4" office:value-type="string">
            <text:p>Returns minimum element. <text:s/>Default block { |a, b| a &lt;=&gt; b }.</text:p>
          </table:table-cell>
          <table:table-cell table:style-name="ce23" office:value-type="string">
            <text:p>&lt;= 1.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in_by { |x| … }</text:p>
          </table:table-cell>
          <table:table-cell table:style-name="ce13" office:value-type="string">
            <text:p>*</text:p>
          </table:table-cell>
          <table:table-cell table:style-name="ce4" office:value-type="string">
            <text:p>Returns element with minimum block return value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inmax [{ |a, b| … }]</text:p>
          </table:table-cell>
          <table:table-cell table:style-name="ce13"/>
          <table:table-cell table:style-name="ce4" office:value-type="string">
            <text:p>Returns [min, max]. <text:s/>Default block { |a, b| a &lt;=&gt; b }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inmax_by { |x| … }</text:p>
          </table:table-cell>
          <table:table-cell table:style-name="ce13" office:value-type="string">
            <text:p>*</text:p>
          </table:table-cell>
          <table:table-cell table:style-name="ce4" office:value-type="string">
            <text:p>Returns [min, max] using block return value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13"/>
          <table:table-cell table:style-name="ce4"/>
          <table:table-cell table:style-name="ce23"/>
          <table:table-cell table:number-columns-repeated="1017"/>
        </table:table-row>
        <table:table-row table:style-name="ro2">
          <table:table-cell table:style-name="ce3" office:value-type="string">
            <text:p>Searching for one element</text:p>
          </table:table-cell>
          <table:table-cell table:style-name="ce3"/>
          <table:table-cell table:style-name="ce18"/>
          <table:table-cell table:style-name="ce25"/>
          <table:table-cell table:number-columns-repeated="1017"/>
        </table:table-row>
        <table:table-row table:style-name="ro3">
          <table:table-cell table:style-name="ce4" office:value-type="string">
            <text:p>detect(ifnone = nil) { |x| … }</text:p>
            <text:p>find(ifnone=nil) { |x| … }</text:p>
          </table:table-cell>
          <table:table-cell table:style-name="ce13" office:value-type="string">
            <text:p>* ∞</text:p>
          </table:table-cell>
          <table:table-cell table:style-name="ce4" office:value-type="string">
            <text:p>Returns first element where block returns “true”.</text:p>
          </table:table-cell>
          <table:table-cell table:style-name="ce23" office:value-type="string">
            <text:p>&lt;= 1.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find_index(value=nil)</text:p>
            <text:p>find_index { |x| … }</text:p>
          </table:table-cell>
          <table:table-cell table:style-name="ce13" office:value-type="string">
            <text:p>* ∞</text:p>
          </table:table-cell>
          <table:table-cell table:style-name="ce4" office:value-type="string">
            <text:p>Returns index of the first element where block returns “true”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13"/>
          <table:table-cell table:style-name="ce4"/>
          <table:table-cell table:style-name="ce23"/>
          <table:table-cell table:style-name="ce30" table:number-columns-repeated="1017"/>
        </table:table-row>
        <table:table-row table:style-name="ro2">
          <table:table-cell table:style-name="ce3" office:value-type="string">
            <text:p>Filtering by value</text:p>
          </table:table-cell>
          <table:table-cell table:style-name="ce3"/>
          <table:table-cell table:style-name="ce18"/>
          <table:table-cell table:style-name="ce25"/>
          <table:table-cell table:number-columns-repeated="1017"/>
        </table:table-row>
        <table:table-row table:style-name="ro3">
          <table:table-cell table:style-name="ce4" office:value-type="string">
            <text:p>find_all { |x| … }</text:p>
            <text:p>select { |x| … }</text:p>
          </table:table-cell>
          <table:table-cell table:style-name="ce13"/>
          <table:table-cell table:style-name="ce4" office:value-type="string">
            <text:p>Returns array of all elements where block returns “true”.</text:p>
          </table:table-cell>
          <table:table-cell table:style-name="ce23" office:value-type="string">
            <text:p>&lt;= 1.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ject { |x| … }</text:p>
          </table:table-cell>
          <table:table-cell table:style-name="ce13"/>
          <table:table-cell table:style-name="ce4" office:value-type="string">
            <text:p>Returns array of all elements where block returns “false”.</text:p>
          </table:table-cell>
          <table:table-cell table:style-name="ce23" office:value-type="string">
            <text:p>&lt;= 1.3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grep(pattern) [{ |x| … }]</text:p>
          </table:table-cell>
          <table:table-cell table:style-name="ce13"/>
          <table:table-cell table:style-name="ce20" office:value-type="string">
            <text:p><text:span text:style-name="T4">Returns array of block return values for elements where </text:span><text:span text:style-name="T3">pattern</text:span><text:span text:style-name="T4"> === </text:span><text:span text:style-name="T3">element</text:span><text:span text:style-name="T4">. <text:s/>Default block { |x| x }.</text:span></text:p>
          </table:table-cell>
          <table:table-cell table:style-name="ce23" office:value-type="string">
            <text:p>&lt;= 1.3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13"/>
          <table:table-cell table:style-name="ce4"/>
          <table:table-cell table:style-name="ce23"/>
          <table:table-cell table:style-name="ce30" table:number-columns-repeated="1017"/>
        </table:table-row>
        <table:table-row table:style-name="ro2">
          <table:table-cell table:style-name="ce3" office:value-type="string">
            <text:p>Filtering by position in series</text:p>
          </table:table-cell>
          <table:table-cell table:style-name="ce3"/>
          <table:table-cell table:style-name="ce18"/>
          <table:table-cell table:style-name="ce25"/>
          <table:table-cell table:number-columns-repeated="1017"/>
        </table:table-row>
        <table:table-row table:style-name="ro3">
          <table:table-cell table:style-name="ce4" office:value-type="string">
            <text:p>first</text:p>
            <text:p>first(n)</text:p>
          </table:table-cell>
          <table:table-cell table:style-name="ce13" office:value-type="string">
            <text:p>∞</text:p>
          </table:table-cell>
          <table:table-cell table:style-name="ce4" office:value-type="string">
            <text:p>Returns first element or array of first <text:span text:style-name="T3">n</text:span><text:span text:style-name="T4"> elements.</text:span>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take(n)</text:p>
          </table:table-cell>
          <table:table-cell table:style-name="ce13" office:value-type="string">
            <text:p>∞</text:p>
          </table:table-cell>
          <table:table-cell table:style-name="ce4" office:value-type="string">
            <text:p>Returns array of first <text:span text:style-name="T3">n</text:span><text:span text:style-name="T4"> elements.</text:span>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take_while { |x| … }</text:p>
          </table:table-cell>
          <table:table-cell table:style-name="ce13" office:value-type="string">
            <text:p>∞</text:p>
          </table:table-cell>
          <table:table-cell table:style-name="ce6" office:value-type="string">
            <text:p>Returns array of all elements before the first one where the block returned “false”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drop(n)</text:p>
          </table:table-cell>
          <table:table-cell table:style-name="ce13"/>
          <table:table-cell table:style-name="ce4" office:value-type="string">
            <text:p>Returns array of all elements after first <text:span text:style-name="T3">n</text:span>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rop_while { |x| … }</text:p>
          </table:table-cell>
          <table:table-cell table:style-name="ce13"/>
          <table:table-cell table:style-name="ce4" office:value-type="string">
            <text:p>Returns array of all elements starting with the one where the block returned “false”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6"/>
          <table:table-cell table:style-name="ce6"/>
          <table:table-cell table:style-name="ce23"/>
          <table:table-cell table:style-name="ce30" table:number-columns-repeated="1017"/>
        </table:table-row>
        <table:table-row table:style-name="ro2">
          <table:table-cell table:style-name="ce3" office:value-type="string">
            <text:p>Dividing into subsets</text:p>
          </table:table-cell>
          <table:table-cell table:style-name="ce3"/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>
            <text:p>chunk { |x| … }</text:p>
            <text:p>chunk(obj) { |x, obj| … }</text:p>
          </table:table-cell>
          <table:table-cell table:style-name="ce13" office:value-type="string">
            <text:p>∞</text:p>
          </table:table-cell>
          <table:table-cell table:style-name="ce4" office:value-type="string">
            <text:p>Returns enumerator for consecutive chunks of elements with common block value.</text:p>
            <text:p>Special effect if block returns nil, :_separator, or :_alone.</text:p>
          </table:table-cell>
          <table:table-cell table:style-name="ce26" table:formula="of:=&quot;1.9.2&quot;" office:value-type="string" office:string-value="1.9.2">
            <text:p>1.9.2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lice_before(pattern)</text:p>
            <text:p>slice_before { |x| … }</text:p>
            <text:p>slice_before(obj) { |x, obj| … }</text:p>
          </table:table-cell>
          <table:table-cell table:style-name="ce13" office:value-type="string">
            <text:p>∞</text:p>
          </table:table-cell>
          <table:table-cell table:style-name="ce4" office:value-type="string">
            <text:p>Returns enumerator for consecutive chunks of elements. <text:s/>If <text:span text:style-name="T3">pattern === element </text:span><text:span text:style-name="T4">or</text:span></text:p>
            <text:p><text:span text:style-name="T4">block returns true, that element is the beginning of a chunk.</text:span></text:p>
          </table:table-cell>
          <table:table-cell table:style-name="ce26" table:formula="of:=&quot;1.9.2&quot;" office:value-type="string" office:string-value="1.9.2">
            <text:p>1.9.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artition { |x| … }</text:p>
          </table:table-cell>
          <table:table-cell table:style-name="ce13"/>
          <table:table-cell table:style-name="ce4" office:value-type="string">
            <text:p>Returns [true_array, false_array].</text:p>
          </table:table-cell>
          <table:table-cell table:style-name="ce24" table:formula="of:=&quot;1.8.5&quot;" office:value-type="string" office:string-value="1.8.5">
            <text:p>1.8.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roup_by { |x| … }</text:p>
          </table:table-cell>
          <table:table-cell table:style-name="ce13"/>
          <table:table-cell table:style-name="ce4" office:value-type="string">
            <text:p>Returns a hash associating block return values to arrays of elements.</text:p>
          </table:table-cell>
          <table:table-cell table:style-name="ce24" table:formula="of:=&quot;1.8.7&quot;" office:value-type="string" office:string-value="1.8.7">
            <text:p>1.8.7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6"/>
          <table:table-cell table:style-name="ce6"/>
          <table:table-cell table:style-name="ce23"/>
          <table:table-cell table:style-name="ce30" table:number-columns-repeated="1017"/>
        </table:table-row>
        <table:table-row table:style-name="ro2">
          <table:table-cell table:style-name="ce3" office:value-type="string">
            <text:p>Other</text:p>
          </table:table-cell>
          <table:table-cell table:style-name="ce3"/>
          <table:table-cell table:style-name="ce18"/>
          <table:table-cell table:style-name="ce25"/>
          <table:table-cell table:style-name="ce30" table:number-columns-repeated="1017"/>
        </table:table-row>
        <table:table-row table:style-name="ro3">
          <table:table-cell table:style-name="ce4" office:value-type="string">
            <text:p>collect { |x| … }</text:p>
            <text:p>map { |x| … }</text:p>
          </table:table-cell>
          <table:table-cell table:style-name="ce13" office:value-type="string">
            <text:p>*</text:p>
          </table:table-cell>
          <table:table-cell table:style-name="ce4" office:value-type="string">
            <text:p>Returns an array with the results from block.</text:p>
          </table:table-cell>
          <table:table-cell table:style-name="ce23" office:value-type="string">
            <text:p>&lt;= 1.3</text:p>
          </table:table-cell>
          <table:table-cell table:style-name="ce30" table:number-columns-repeated="1017"/>
        </table:table-row>
        <table:table-row table:style-name="ro6">
          <table:table-cell table:style-name="ce4" office:value-type="string">
            <text:p>collect_concat { |x| … }</text:p>
            <text:p>flat_map { |x| … }</text:p>
          </table:table-cell>
          <table:table-cell table:style-name="ce13" office:value-type="string">
            <text:p>*</text:p>
          </table:table-cell>
          <table:table-cell table:style-name="ce4" office:value-type="string">
            <text:p>Returns a new array made by concatenating all block results.</text:p>
            <text:p>Usually equivalent to map { |x| … }.flatten</text:p>
          </table:table-cell>
          <table:table-cell table:style-name="ce26" table:formula="of:=&quot;1.9.2&quot;" office:value-type="string" office:string-value="1.9.2">
            <text:p>1.9.2</text:p>
          </table:table-cell>
          <table:table-cell table:number-columns-repeated="1017"/>
        </table:table-row>
        <table:table-row table:style-name="ro7">
          <table:table-cell table:style-name="ce4" office:value-type="string">
            <text:p>inject(initial, sym)</text:p>
            <text:p>inject(sym)</text:p>
            <text:p>inject(initial) { |memo, x| … }</text:p>
            <text:p>inject { |memo, x| … }</text:p>
            <text:p>reduce ...</text:p>
          </table:table-cell>
          <table:table-cell table:style-name="ce13"/>
          <table:table-cell table:style-name="ce4" office:value-type="string">
            <text:p>Combines all elements by applying binary operation specified by block or symbol.</text:p>
            <text:p><text:span text:style-name="T3">memo</text:span><text:span text:style-name="T4"> is the last return value from the block.</text:span></text:p>
            <text:p><text:span text:style-name="T4">Returns the last return value from the block.</text:span></text:p>
          </table:table-cell>
          <table:table-cell table:style-name="ce24" table:formula="of:=&quot;1.8.5&quot;" office:value-type="string" office:string-value="1.8.5">
            <text:p>1.8.5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each_with_object(o) {|x, o| … }</text:p>
          </table:table-cell>
          <table:table-cell table:style-name="ce15" office:value-type="string">
            <text:p>*</text:p>
          </table:table-cell>
          <table:table-cell table:style-name="ce4" office:value-type="string">
            <text:p>Iterates and then returns <text:span text:style-name="T3">o.</text:span><text:span text:style-name="T4"> <text:s/>Similar to #inject but block return value is ignored.</text:span></text:p>
          </table:table-cell>
          <table:table-cell table:style-name="ce26" table:formula="of:=&quot;1.9.1&quot;" office:value-type="string" office:string-value="1.9.1">
            <text:p>1.9.1</text:p>
          </table:table-cell>
          <table:table-cell table:number-columns-repeated="1017"/>
        </table:table-row>
        <table:table-row table:style-name="ro8">
          <table:table-cell table:style-name="ce4" office:value-type="string">
            <text:p><text:span text:style-name="T1">zip(*enums) → array_of_arrays</text:span></text:p>
            <text:p><text:span text:style-name="T2">zip(*enums) { |arr| … } → nil</text:span></text:p>
          </table:table-cell>
          <table:table-cell table:style-name="ce13" office:value-type="string">
            <text:p>∞</text:p>
          </table:table-cell>
          <table:table-cell table:style-name="ce4" office:value-type="string">
            <text:p>Merges enum with other enums to make arrays that each have an element from</text:p>
            <text:p>each enum; same length as original enum.</text:p>
          </table:table-cell>
          <table:table-cell table:style-name="ce24" table:formula="of:=&quot;1.8.5&quot;" office:value-type="string" office:string-value="1.8.5">
            <text:p>1.8.5</text:p>
          </table:table-cell>
          <table:table-cell table:number-columns-repeated="1017"/>
        </table:table-row>
        <table:table-row table:style-name="ro2">
          <table:table-cell table:number-columns-repeated="1021"/>
        </table:table-row>
        <table:table-row table:style-name="ro2">
          <table:table-cell table:style-name="ce8" office:value-type="string">
            <text:p>* - If no block is passed, an enumerator is returned and the normal function is deferred.</text:p>
          </table:table-cell>
          <table:table-cell/>
          <table:table-cell table:style-name="ce17"/>
          <table:table-cell table:style-name="ce28" office:value-type="date" office:date-value="2012-03-20">
            <text:p>2012-03-20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∞ - Can be used with infinite series (supports lazy evaluation)</text:p>
          </table:table-cell>
          <table:table-cell/>
          <table:table-cell table:style-name="ce17"/>
          <table:table-cell table:style-name="ce29" office:value-type="string">
            <text:p>davidegrayson.com</text:p>
          </table:table-cell>
          <table:table-cell table:number-columns-repeated="1017"/>
        </table:table-row>
        <table:table-row table:style-name="ro2" table:number-rows-repeated="1048513">
          <table:table-cell table:number-columns-repeated="1021"/>
        </table:table-row>
        <table:table-row table:style-name="ro2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shadow="none" fo:background-color="transparent" style:scale-to-pages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22:1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Grayson</meta:initial-creator>
    <meta:creation-date>2012-03-08T19:05:47.16</meta:creation-date>
    <meta:generator>OpenOffice.org/3.3$Win32 OpenOffice.org_project/330m20$Build-9567</meta:generator>
    <dc:date>2012-03-21T22:14:05.74</dc:date>
    <meta:editing-duration>P1DT7H15M12S</meta:editing-duration>
    <meta:editing-cycles>51</meta:editing-cycles>
    <meta:document-statistic meta:table-count="1" meta:cell-count="158" meta:object-count="0"/>
  </office:meta>
</office:document-meta>
</file>